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Text_20_body" style:list-style-name="L3"/>
    <style:style style:name="P7" style:family="paragraph" style:parent-style-name="Text_20_body">
      <style:paragraph-properties fo:margin-top="0in" fo:margin-bottom="0.1965in"/>
      <style:text-properties fo:font-style="italic"/>
    </style:style>
    <style:style style:name="P8" style:family="paragraph" style:parent-style-name="Text_20_body" style:list-style-name="L4">
      <style:paragraph-properties fo:margin-top="0in" fo:margin-bottom="0.1965in"/>
      <style:text-properties fo:font-style="italic"/>
    </style:style>
    <style:style style:name="P9" style:family="paragraph" style:parent-style-name="Text_20_body" style:list-style-name="L5">
      <style:paragraph-properties fo:margin-left="0.9846in" fo:margin-right="0in" fo:margin-top="0in" fo:margin-bottom="0in" fo:text-indent="0in" style:auto-text-indent="false"/>
    </style:style>
    <style:style style:name="P10" style:family="paragraph" style:parent-style-name="Text_20_body" style:list-style-name="L6">
      <style:paragraph-properties fo:margin-left="0.9846in" fo:margin-right="0in" fo:margin-top="0in" fo:margin-bottom="0in" fo:text-indent="0in" style:auto-text-indent="false"/>
    </style:style>
    <style:style style:name="P11" style:family="paragraph" style:parent-style-name="Text_20_body" style:list-style-name="L7">
      <style:paragraph-properties fo:margin-left="0.9846in" fo:margin-right="0in" fo:margin-top="0in" fo:margin-bottom="0in" fo:text-indent="0in" style:auto-text-indent="false"/>
    </style:style>
    <style:style style:name="P12" style:family="paragraph" style:parent-style-name="Text_20_body" style:list-style-name="L5">
      <style:paragraph-properties fo:margin-left="0.9846in" fo:margin-right="0in" fo:text-indent="0in" style:auto-text-indent="false"/>
    </style:style>
    <style:style style:name="P13" style:family="paragraph" style:parent-style-name="Text_20_body" style:list-style-name="L6">
      <style:paragraph-properties fo:margin-left="0.9846in" fo:margin-right="0in" fo:text-indent="0in" style:auto-text-indent="false"/>
    </style:style>
    <style:style style:name="P14" style:family="paragraph" style:parent-style-name="Text_20_body" style:list-style-name="L7">
      <style:paragraph-properties fo:margin-left="0.9846in" fo:margin-right="0in" fo:text-indent="0in" style:auto-text-indent="false"/>
    </style:style>
    <style:style style:name="P15" style:family="paragraph" style:parent-style-name="Text_20_body" style:list-style-name="L7">
      <style:paragraph-properties fo:margin-left="0in" fo:margin-right="0in" fo:text-indent="0in" style:auto-text-indent="false"/>
    </style:style>
    <style:style style:name="P16" style:family="paragraph" style:parent-style-name="Text_20_body" style:list-style-name="L7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7" style:family="paragraph" style:parent-style-name="Text_20_body" style:list-style-name="L7">
      <style:paragraph-properties fo:margin-left="0in" fo:margin-right="0in" fo:text-indent="0in" style:auto-text-indent="false"/>
      <style:text-properties fo:font-weight="bold"/>
    </style:style>
    <style:style style:name="P18" style:family="paragraph" style:parent-style-name="Preformatted_20_Text">
      <style:paragraph-properties fo:margin-top="0in" fo:margin-bottom="0.1965in"/>
      <style:text-properties fo:font-style="italic"/>
    </style:style>
    <style:style style:name="T1" style:family="text">
      <style:text-properties fo:font-style="itali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heck list:</text:p>
      <text:list xml:id="list302861244" text:style-name="L1">
        <text:list-item>
          <text:p text:style-name="P3">postgresql installer </text:p>
        </text:list-item>
        <text:list-item>
          <text:p text:style-name="P3">Java installer</text:p>
        </text:list-item>
        <text:list-item>
          <text:p text:style-name="P3">Adempiere executable</text:p>
        </text:list-item>
        <text:list-item>
          <text:p text:style-name="P3">Printer installer</text:p>
        </text:list-item>
      </text:list>
      <text:p text:style-name="Standard"/>
      <text:p text:style-name="Standard"><text:s/>Installing postgressql:</text:p>
      <text:p text:style-name="Standard"/>
      <text:list xml:id="list889874753" text:style-name="L2">
        <text:list-item>
          <text:list>
            <text:list-item>
              <text:p text:style-name="P4">Run the postgresql-8.2.msi</text:p>
            </text:list-item>
            <text:list-item>
              <text:p text:style-name="P4">Check the language as English US </text:p>
            </text:list-item>
            <text:list-item>
              <text:p text:style-name="P4">Accept the terms and conditions</text:p>
            </text:list-item>
            <text:list-item>
              <text:p text:style-name="P4">Account name: adempiere </text:p>
            </text:list-item>
            <text:list-item>
              <text:p text:style-name="P4">Password: adempiere (or whatever you want - but remember your password ) </text:p>
            </text:list-item>
            <text:list-item>
              <text:p text:style-name="P4">Port 5432 (the default port) </text:p>
            </text:list-item>
            <text:list-item>
              <text:p text:style-name="P4">Select your Locale and make sure the "pl/pgsql" box is ticked (which is the default) </text:p>
            </text:list-item>
            <text:list-item>
              <text:p text:style-name="P4">Uncheck the box "Launch Stack Builder at exit" and Finish </text:p>
            </text:list-item>
            <text:list-item>
              <text:p text:style-name="P4">Cancel out of Stack Builder if it insists in launching </text:p>
            </text:list-item>
            <text:list-item>
              <text:p text:style-name="P4">Start Button/All Programs/PostgreSQL 8.3/Start Service (it will probably already be running!) </text:p>
            </text:list-item>
            <text:list-item>
              <text:p text:style-name="P4">Log-in into postgresql and create the database with name 'adempiere' and give owner as adempiere.( Remember we created adempiere user )</text:p>
            </text:list-item>
            <text:list-item>
              <text:p text:style-name="P4">If pl/java is not already installed, please run the following steps</text:p>
              <text:p text:style-name="P4">Open C:\Programmi\PostgreSQL\8.2\data\postgresql.conf and add the following lines</text:p>
            </text:list-item>
          </text:list>
        </text:list-item>
      </text:list>
      <text:p text:style-name="Standard"><text:s text:c="16"/></text:p>
      <text:p text:style-name="Standard"><text:s/>custom_variable_classes = 'pljava'</text:p>
      <text:p text:style-name="Preformatted_20_Text">pljava.classpath = 'C:\\Program Files\\PostgreSQL\\8.2\\share\\pljava\\pljava.jar' <text:s/></text:p>
      <text:p text:style-name="Preformatted_20_Text">pljava.release_lingering_savepoints = true</text:p>
      <text:p text:style-name="Preformatted_20_Text">pljava.vmoptions = '-Xmx64M -Dbackchannel.port=48'</text:p>
      <text:p text:style-name="P1">pljava.debug = false</text:p>
      <text:p text:style-name="P1"><text:s text:c="5"/>13. set listenaddress in postgresql.conf which will be in C:\Programmi\PostgreSQL\8.2\data\ <text:s/>to *, to make sure it accepts connection from all the ipaddresses</text:p>
      <text:p text:style-name="Standard"/>
      <text:list xml:id="list557179000" text:continue-numbering="true" text:style-name="L2">
        <text:list-item>
          <text:list>
            <text:list-header>
              <text:p text:style-name="P4"/>
            </text:list-header>
          </text:list>
        </text:list-item>
      </text:list>
      <text:p text:style-name="Standard"/>
      <text:p text:style-name="Standard">Install Java:</text:p>
      <text:p text:style-name="Standard"/>
      <text:list xml:id="list329315385" text:style-name="L3">
        <text:list-item>
          <text:list>
            <text:list-item>
              <text:list>
                <text:list-item>
                  <text:p text:style-name="P5">Check sun JDK is available is or not</text:p>
                </text:list-item>
                <text:list-item>
                  <text:p text:style-name="P5">If not install latest sun JDK</text:p>
                </text:list-item>
                <text:list-item>
                  <text:p text:style-name="P5">Set the class to have JDK available in system.</text:p>
                </text:list-item>
                <text:list-item>
                  <text:p text:style-name="P6">Right click My Computer and select System Properties / Advanced / Environmental Variables (Alternatively: Start &gt; Control Panel &gt; System &gt; Advanced tab &gt; Environmental Variables) </text:p>
                </text:list-item>
                <text:list-item>
                  <text:p text:style-name="P6">Add a new System Variable for your new JDK_HOME directory: </text:p>
                  <text:p text:style-name="P6">JAVA_HOME=”Path in which JDK is installed”</text:p>
                </text:list-item>
                <text:list-item>
                  <text:p text:style-name="P6"><text:soft-page-break/>Add a new System Variable for your new JRE_HOME directory: </text:p>
                </text:list-item>
              </text:list>
            </text:list-item>
          </text:list>
        </text:list-item>
      </text:list>
      <text:p text:style-name="P7"><text:s text:c="24"/>JAVA_HOME=”Path in which JRE is is installed”</text:p>
      <text:p text:style-name="P7">Install Adempiere:</text:p>
      <text:list xml:id="list372248924" text:style-name="L4">
        <text:list-item>
          <text:list>
            <text:list-item>
              <text:list>
                <text:list-item>
                  <text:list>
                    <text:list-item>
                      <text:p text:style-name="P8">Stop and restart PostgreSQL</text:p>
                    </text:list-item>
                    <text:list-item>
                      <text:p text:style-name="P8">Open a DOS shell with Start Button / Run / Open: cmd </text:p>
                    </text:list-item>
                  </text:list>
                </text:list-item>
              </text:list>
            </text:list-item>
          </text:list>
        </text:list-item>
        <text:list-item text:style-override="L5">
          <text:p text:style-name="P9">Navigate to C:\Adempiere\data </text:p>
        </text:list-item>
        <text:list-item text:style-override="L5">
          <text:p text:style-name="P12">Run each of the following command, if it prompts password enter 'adempiere' as password</text:p>
        </text:list-item>
      </text:list>
      <text:p text:style-name="P1"><text:s text:c="17"/>psql -U adempiere -d adempiere -c "drop schema sqlj cascade"</text:p>
      <text:p text:style-name="Text_20_body"><text:s text:c="33"/>(don't worry if this gives an error because the schema doesn't exist) </text:p>
      <text:p text:style-name="P1"><text:s text:c="17"/>psql -U adempiere -d adempiere -f Adempiere_pg.dmp &gt;&gt; dump_errors.log</text:p>
      <text:p text:style-name="P1"><text:span text:style-name="T1"><text:s text:c="13"/>3. Navigate to </text:span><text:a xlink:type="simple" xlink:href="/C:/Adempiere"><text:span text:style-name="T1">C:/Adempiere</text:span></text:a></text:p>
      <text:p text:style-name="P18"><text:s text:c="13"/>4. run RUN_setup.bat</text:p>
      <text:p text:style-name="P7"><text:s text:c="26"/>5. Click the Test button </text:p>
      <text:list xml:id="list376770540" text:style-name="L6">
        <text:list-item>
          <text:p text:style-name="P10">Accept the License and Keys provided </text:p>
        </text:list-item>
        <text:list-item>
          <text:p text:style-name="P13">Put in the correct parameters until the Test gives no errors and accepts 5432 as the Database Port </text:p>
        </text:list-item>
      </text:list>
      <text:p text:style-name="Text_20_body"><text:s text:c="27"/>You <text:s/>need to change: </text:p>
      <text:list xml:id="list746248820" text:style-name="L7">
        <text:list-item>
          <text:p text:style-name="P11">Database Server from &lt;your-computer-name&gt; to localhost </text:p>
        </text:list-item>
        <text:list-item>
          <text:p text:style-name="P11">Database Type from oracleXE to postgresql </text:p>
        </text:list-item>
        <text:list-item>
          <text:p text:style-name="P11">Database Name from xe to adempiere </text:p>
        </text:list-item>
        <text:list-item>
          <text:p text:style-name="P11">System Password to adempiere (or whatever you entered above for the database administrator) </text:p>
        </text:list-item>
        <text:list-item>
          <text:p text:style-name="P11">Database Password to adempiere </text:p>
        </text:list-item>
        <text:list-item>
          <text:p text:style-name="P14">Don't change anything other than mentioned above.</text:p>
          <text:p text:style-name="P15"><text:s text:c="13"/>6. If the above step completes, then without errors then basic installation of Admepiere is done.</text:p>
          <text:p text:style-name="P15"><text:s text:c="12"/>7. Create a new system variable ADEMPIERE_HOME set to <text:a xlink:type="simple" xlink:href="/C:/Adempiere">C:/Adempiere</text:a>, refer step4 in java installation.</text:p>
          <text:p text:style-name="P15"><text:s text:c="12"/>7. <text:s/>Then from dos prompt move to <text:a xlink:type="simple" xlink:href="/C:/Adempiere/Utils">C:/Adempiere/Utils</text:a> and run <text:span text:style-name="T2">RUN_ImportAdempiere.bat. Check for errors if any problem happens</text:span></text:p>
        </text:list-item>
      </text:list>
      <text:p text:style-name="P2"><text:span text:style-name="T2"><text:s text:c="24"/>8. Then from dos prompt move to </text:span><text:a xlink:type="simple" xlink:href="/C:/Adempiere"><text:span text:style-name="T2">C:/Adempiere</text:span></text:a><text:span text:style-name="T2"> and run RUN_Adempiere.bat </text:span></text:p>
      <text:list xml:id="list1345500618" text:continue-numbering="true" text:style-name="L7">
        <text:list-header>
          <text:p text:style-name="P16"><text:s text:c="11"/></text:p>
          <text:p text:style-name="P17"/>
          <text:p text:style-name="P14"><text:soft-page-break/></text:p>
        </text:list-header>
      </text:list>
      <text:p text:style-name="P18"/>
      <text:p text:style-name="P18"><text:s text:c="12"/>9. Now system is ready for configuration</text:p>
      <text:p text:style-name="Standard"/>
      <text:list xml:id="list573798024" text:continue-list="list557179000" text:style-name="L2">
        <text:list-item>
          <text:list>
            <text:list-header>
              <text:p text:style-name="P4"/>
            </text:list-header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uman </meta:initial-creator>
    <meta:creation-date>2010-01-02T16:16:46</meta:creation-date>
    <meta:generator>OpenOffice.org/3.1$Linux OpenOffice.org_project/310m11$Build-9399</meta:generator>
    <dc:date>2010-01-02T17:29:56</dc:date>
    <dc:creator>suman </dc:creator>
    <meta:editing-duration>PT01H06M11S</meta:editing-duration>
    <meta:editing-cycles>24</meta:editing-cycles>
    <meta:document-statistic meta:table-count="0" meta:image-count="0" meta:object-count="0" meta:page-count="3" meta:paragraph-count="61" meta:word-count="507" meta:character-count="3515"/>
  </office:meta>
</office:document-meta>
</file>